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1" svg:font-family="OpenSymbol"/>
    <style:font-face style:name="OpenSymbol" svg:font-family="OpenSymbol, 'Arial Unicode MS'"/>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1" style:list-style-name="WW8Num6">
      <style:paragraph-properties fo:orphans="2" fo:widows="2" fo:hyphenation-ladder-count="no-limit" style:writing-mode="lr-tb"/>
      <style:text-properties style:use-window-font-color="true" style:font-name="Tahoma" fo:font-size="14pt" fo:language="es" fo:country="ES" fo:font-weight="bold" style:font-name-asian="Times New Roman" style:font-size-asian="14pt" style:language-asian="zxx" style:country-asian="none" style:font-weight-asian="bold" style:font-name-complex="Tahoma" style:font-size-complex="14pt" style:language-complex="ar" style:country-complex="SA" fo:hyphenate="false" fo:hyphenation-remain-char-count="2" fo:hyphenation-push-char-count="2"/>
    </style:style>
    <style:style style:name="P2" style:family="paragraph" style:parent-style-name="Heading_20_1" style:list-style-name="WW8Num6">
      <style:paragraph-properties fo:orphans="2" fo:widows="2" fo:hyphenation-ladder-count="no-limit" style:writing-mode="lr-tb"/>
      <style:text-properties style:use-window-font-color="true" style:font-name="Tahoma" fo:font-size="14pt" fo:language="es" fo:country="ES" fo:font-weight="bold" style:font-name-asian="Times New Roman" style:font-size-asian="14pt" style:language-asian="zxx" style:country-asian="none" style:font-weight-asian="bold" style:font-name-complex="Tahoma" style:font-size-complex="14pt" style:language-complex="ar" style:country-complex="SA" style:font-weight-complex="bold" fo:hyphenate="false" fo:hyphenation-remain-char-count="2" fo:hyphenation-push-char-count="2"/>
    </style:style>
    <style:style style:name="P3" style:family="paragraph" style:parent-style-name="Heading_20_1" style:list-style-name="WW8Num6">
      <style:paragraph-properties fo:orphans="2" fo:widows="2" fo:hyphenation-ladder-count="no-limit" style:writing-mode="lr-tb"/>
      <style:text-properties fo:hyphenate="false" fo:hyphenation-remain-char-count="2" fo:hyphenation-push-char-count="2"/>
    </style:style>
    <style:style style:name="P4" style:family="paragraph" style:parent-style-name="Standard">
      <style:text-properties style:use-window-font-color="true" style:font-name="Tahoma" fo:font-size="10pt" fo:language="es" fo:country="ES" fo:font-weight="normal" style:font-name-asian="Times New Roman" style:font-size-asian="10pt" style:language-asian="zxx" style:country-asian="none" style:font-weight-asian="normal" style:font-name-complex="Tahoma" style:font-size-complex="10pt" style:language-complex="ar" style:country-complex="SA" style:font-weight-complex="normal"/>
    </style:style>
    <style:style style:name="P5" style:family="paragraph" style:parent-style-name="Standard" style:list-style-name="L21">
      <style:text-properties style:use-window-font-color="true" style:font-name="Tahoma" fo:font-size="10pt" fo:language="es" fo:country="ES" fo:font-weight="normal" style:font-name-asian="Times New Roman" style:font-size-asian="10pt" style:language-asian="zxx" style:country-asian="none" style:font-weight-asian="normal" style:font-name-complex="Tahoma" style:font-size-complex="10pt" style:language-complex="ar" style:country-complex="SA" style:font-weight-complex="normal"/>
    </style:style>
    <style:style style:name="P6" style:family="paragraph" style:parent-style-name="Standard" style:list-style-name="L23">
      <style:text-properties style:use-window-font-color="true" style:font-name="Tahoma" fo:font-size="10pt" fo:language="es" fo:country="ES" fo:font-weight="normal" style:font-name-asian="Times New Roman" style:font-size-asian="10pt" style:language-asian="zxx" style:country-asian="none" style:font-weight-asian="normal" style:font-name-complex="Tahoma" style:font-size-complex="10pt" style:language-complex="ar" style:country-complex="SA" style:font-weight-complex="normal"/>
    </style:style>
    <style:style style:name="P7" style:family="paragraph" style:parent-style-name="Standard" style:list-style-name="L24">
      <style:text-properties style:use-window-font-color="true" style:font-name="Tahoma" fo:font-size="10pt" fo:language="es" fo:country="ES" fo:font-weight="normal" style:font-name-asian="Times New Roman" style:font-size-asian="10pt" style:language-asian="zxx" style:country-asian="none" style:font-weight-asian="normal" style:font-name-complex="Tahoma" style:font-size-complex="10pt" style:language-complex="ar" style:country-complex="SA" style:font-weight-complex="normal"/>
    </style:style>
    <style:style style:name="P8" style:family="paragraph" style:parent-style-name="Standard" style:list-style-name="L25">
      <style:text-properties style:use-window-font-color="true" style:font-name="Tahoma" fo:font-size="10pt" fo:language="es" fo:country="ES" fo:font-weight="normal" style:font-name-asian="Times New Roman" style:font-size-asian="10pt" style:language-asian="zxx" style:country-asian="none" style:font-weight-asian="normal" style:font-name-complex="Tahoma" style:font-size-complex="10pt" style:language-complex="ar" style:country-complex="SA" style:font-weight-complex="normal"/>
    </style:style>
    <style:style style:name="P9" style:family="paragraph" style:parent-style-name="Standard">
      <style:paragraph-properties fo:orphans="2" fo:widows="2" fo:hyphenation-ladder-count="no-limit" style:writing-mode="lr-tb"/>
      <style:text-properties style:use-window-font-color="true" style:font-name="Tahoma" fo:font-size="14pt" fo:language="es" fo:country="ES" fo:font-weight="bold" style:font-name-asian="Times New Roman" style:font-size-asian="14pt" style:language-asian="zxx" style:country-asian="none" style:font-weight-asian="bold" style:font-name-complex="Tahoma" style:font-size-complex="14pt" style:language-complex="ar" style:country-complex="SA" fo:hyphenate="false" fo:hyphenation-remain-char-count="2" fo:hyphenation-push-char-count="2"/>
    </style:style>
    <style:style style:name="P10" style:family="paragraph" style:parent-style-name="Standard">
      <style:paragraph-properties fo:orphans="2" fo:widows="2" fo:hyphenation-ladder-count="no-limit" style:writing-mode="lr-tb"/>
      <style:text-properties style:use-window-font-color="true" style:font-name="Tahoma" fo:font-size="10pt" fo:language="es" fo:country="ES" fo:font-weight="normal" style:font-name-asian="Times New Roman" style:font-size-asian="10pt" style:language-asian="zxx" style:country-asian="none" style:font-weight-asian="normal" style:font-name-complex="Tahoma" style:font-size-complex="10pt" style:language-complex="ar" style:country-complex="SA" style:font-weight-complex="normal" fo:hyphenate="false" fo:hyphenation-remain-char-count="2" fo:hyphenation-push-char-count="2"/>
    </style:style>
    <style:style style:name="P11" style:family="paragraph" style:parent-style-name="Standard" style:list-style-name="L17">
      <style:paragraph-properties fo:orphans="2" fo:widows="2" fo:hyphenation-ladder-count="no-limit" style:writing-mode="lr-tb"/>
      <style:text-properties style:use-window-font-color="true" style:font-name="Tahoma" fo:font-size="10pt" fo:language="es" fo:country="ES" fo:font-weight="normal" style:font-name-asian="Times New Roman" style:font-size-asian="10pt" style:language-asian="zxx" style:country-asian="none" style:font-weight-asian="normal" style:font-name-complex="Tahoma" style:font-size-complex="10pt" style:language-complex="ar" style:country-complex="SA" style:font-weight-complex="normal" fo:hyphenate="false" fo:hyphenation-remain-char-count="2" fo:hyphenation-push-char-count="2"/>
    </style:style>
    <style:style style:name="P12" style:family="paragraph" style:parent-style-name="Standard" style:list-style-name="L18">
      <style:paragraph-properties fo:orphans="2" fo:widows="2" fo:hyphenation-ladder-count="no-limit" style:writing-mode="lr-tb"/>
      <style:text-properties style:use-window-font-color="true" style:font-name="Tahoma" fo:font-size="10pt" fo:language="es" fo:country="ES" fo:font-weight="normal" style:font-name-asian="Times New Roman" style:font-size-asian="10pt" style:language-asian="zxx" style:country-asian="none" style:font-weight-asian="normal" style:font-name-complex="Tahoma" style:font-size-complex="10pt" style:language-complex="ar" style:country-complex="SA" style:font-weight-complex="normal" fo:hyphenate="false" fo:hyphenation-remain-char-count="2" fo:hyphenation-push-char-count="2"/>
    </style:style>
    <style:style style:name="P13" style:family="paragraph" style:parent-style-name="Standard" style:list-style-name="L20">
      <style:paragraph-properties fo:orphans="2" fo:widows="2" fo:hyphenation-ladder-count="no-limit" style:writing-mode="lr-tb"/>
      <style:text-properties style:use-window-font-color="true" style:font-name="Tahoma" fo:font-size="10pt" fo:language="es" fo:country="ES" fo:font-weight="normal" style:font-name-asian="Times New Roman" style:font-size-asian="10pt" style:language-asian="zxx" style:country-asian="none" style:font-weight-asian="normal" style:font-name-complex="Tahoma" style:font-size-complex="10pt" style:language-complex="ar" style:country-complex="SA" style:font-weight-complex="normal" fo:hyphenate="false" fo:hyphenation-remain-char-count="2" fo:hyphenation-push-char-count="2"/>
    </style:style>
    <style:style style:name="P14" style:family="paragraph" style:parent-style-name="Standard" style:list-style-name="L21">
      <style:paragraph-properties fo:orphans="2" fo:widows="2" fo:hyphenation-ladder-count="no-limit" style:writing-mode="lr-tb"/>
      <style:text-properties style:use-window-font-color="true" style:font-name="Tahoma" fo:font-size="10pt" fo:language="es" fo:country="ES" fo:font-weight="normal" style:font-name-asian="Times New Roman" style:font-size-asian="10pt" style:language-asian="zxx" style:country-asian="none" style:font-weight-asian="normal" style:font-name-complex="Tahoma" style:font-size-complex="10pt" style:language-complex="ar" style:country-complex="SA" style:font-weight-complex="normal" fo:hyphenate="false" fo:hyphenation-remain-char-count="2" fo:hyphenation-push-char-count="2"/>
    </style:style>
    <style:style style:name="P15" style:family="paragraph" style:parent-style-name="Standard" style:list-style-name="L22">
      <style:paragraph-properties fo:orphans="2" fo:widows="2" fo:hyphenation-ladder-count="no-limit" style:writing-mode="lr-tb"/>
      <style:text-properties style:use-window-font-color="true" style:font-name="Tahoma" fo:font-size="10pt" fo:language="es" fo:country="ES" fo:font-weight="normal" style:font-name-asian="Times New Roman" style:font-size-asian="10pt" style:language-asian="zxx" style:country-asian="none" style:font-weight-asian="normal" style:font-name-complex="Tahoma" style:font-size-complex="10pt" style:language-complex="ar" style:country-complex="SA" style:font-weight-complex="normal" fo:hyphenate="false" fo:hyphenation-remain-char-count="2" fo:hyphenation-push-char-count="2"/>
    </style:style>
    <style:style style:name="P16" style:family="paragraph" style:parent-style-name="Standard">
      <style:paragraph-properties fo:orphans="2" fo:widows="2" fo:hyphenation-ladder-count="no-limit" style:writing-mode="lr-tb"/>
      <style:text-properties style:use-window-font-color="true" style:font-name="Tahoma" fo:font-size="10pt" fo:language="es" fo:country="ES" fo:font-weight="normal" fo:background-color="#ffff00" style:font-name-asian="Times New Roman" style:font-size-asian="10pt" style:language-asian="zxx" style:country-asian="none" style:font-weight-asian="normal" style:font-name-complex="Tahoma" style:font-size-complex="10pt" style:language-complex="ar" style:country-complex="SA" style:font-weight-complex="normal" fo:hyphenate="false" fo:hyphenation-remain-char-count="2" fo:hyphenation-push-char-count="2"/>
    </style:style>
    <style:style style:name="P17" style:family="paragraph" style:parent-style-name="Standard" style:list-style-name="L18">
      <style:paragraph-properties fo:orphans="2" fo:widows="2" fo:hyphenation-ladder-count="no-limit" style:writing-mode="lr-tb"/>
      <style:text-properties style:use-window-font-color="true" style:font-name="Tahoma" fo:font-size="10pt" fo:language="es" fo:country="ES" fo:font-weight="normal" fo:background-color="transparent" style:font-name-asian="Times New Roman" style:font-size-asian="10pt" style:language-asian="zxx" style:country-asian="none" style:font-weight-asian="normal" style:font-name-complex="Tahoma" style:font-size-complex="10pt" style:language-complex="ar" style:country-complex="SA" style:font-weight-complex="normal" fo:hyphenate="false" fo:hyphenation-remain-char-count="2" fo:hyphenation-push-char-count="2"/>
    </style:style>
    <style:style style:name="P18" style:family="paragraph" style:parent-style-name="Standard" style:list-style-name="L1">
      <style:paragraph-properties fo:orphans="2" fo:widows="2" fo:hyphenation-ladder-count="no-limit" style:writing-mode="lr-tb"/>
      <style:text-properties style:use-window-font-color="true" style:font-name="Tahoma" fo:font-size="10pt" fo:language="es" fo:country="ES" fo:font-weight="bold" style:font-name-asian="Times New Roman" style:font-size-asian="10pt" style:language-asian="zxx" style:country-asian="none" style:font-weight-asian="bold" style:font-name-complex="Tahoma" style:font-size-complex="10pt" style:language-complex="ar" style:country-complex="SA" style:font-weight-complex="bold" fo:hyphenate="false" fo:hyphenation-remain-char-count="2" fo:hyphenation-push-char-count="2"/>
    </style:style>
    <style:style style:name="P19" style:family="paragraph" style:parent-style-name="Standard" style:list-style-name="L14">
      <style:paragraph-properties fo:orphans="2" fo:widows="2" fo:hyphenation-ladder-count="no-limit" style:writing-mode="lr-tb"/>
      <style:text-properties fo:hyphenate="false" fo:hyphenation-remain-char-count="2" fo:hyphenation-push-char-count="2"/>
    </style:style>
    <style:style style:name="P20" style:family="paragraph" style:parent-style-name="Standard" style:list-style-name="L15">
      <style:paragraph-properties fo:orphans="2" fo:widows="2" fo:hyphenation-ladder-count="no-limit" style:writing-mode="lr-tb"/>
      <style:text-properties fo:hyphenate="false" fo:hyphenation-remain-char-count="2" fo:hyphenation-push-char-count="2"/>
    </style:style>
    <style:style style:name="P21" style:family="paragraph" style:parent-style-name="Standard" style:list-style-name="L16">
      <style:paragraph-properties fo:orphans="2" fo:widows="2" fo:hyphenation-ladder-count="no-limit" style:writing-mode="lr-tb"/>
      <style:text-properties fo:hyphenate="false" fo:hyphenation-remain-char-count="2" fo:hyphenation-push-char-count="2"/>
    </style:style>
    <style:style style:name="P22" style:family="paragraph" style:parent-style-name="Standard">
      <style:paragraph-properties fo:orphans="2" fo:widows="2" fo:hyphenation-ladder-count="no-limit" style:writing-mode="lr-tb"/>
      <style:text-properties fo:font-size="10pt" fo:font-weight="normal" style:font-size-asian="10pt" style:font-weight-asian="normal" style:font-size-complex="10pt" style:font-weight-complex="normal" fo:hyphenate="false" fo:hyphenation-remain-char-count="2" fo:hyphenation-push-char-count="2"/>
    </style:style>
    <style:style style:name="P23" style:family="paragraph" style:parent-style-name="Standard" style:list-style-name="L19">
      <style:paragraph-properties fo:orphans="2" fo:widows="2" fo:hyphenation-ladder-count="no-limit" style:writing-mode="lr-tb"/>
      <style:text-properties style:font-name="Tahoma1" fo:font-size="10pt" style:font-size-asian="10pt" style:font-size-complex="10pt" fo:hyphenate="false" fo:hyphenation-remain-char-count="2" fo:hyphenation-push-char-count="2"/>
    </style:style>
    <style:style style:name="T1" style:family="text">
      <style:text-properties style:use-window-font-color="true" style:font-name="Tahoma" fo:font-size="10pt" fo:language="es" fo:country="ES" style:text-underline-style="solid" style:text-underline-width="auto" style:text-underline-color="font-color" fo:font-weight="normal" style:font-name-asian="Times New Roman" style:font-size-asian="10pt" style:language-asian="zxx" style:country-asian="none" style:font-weight-asian="normal" style:font-name-complex="Tahoma" style:font-size-complex="10pt" style:language-complex="ar" style:country-complex="SA" style:font-weight-complex="normal"/>
    </style:style>
    <style:style style:name="T2" style:family="text">
      <style:text-properties style:use-window-font-color="true" style:font-name="Tahoma" fo:font-size="10pt" fo:language="es" fo:country="ES" fo:font-weight="normal" style:font-name-asian="Times New Roman" style:font-size-asian="10pt" style:language-asian="zxx" style:country-asian="none" style:font-weight-asian="normal" style:font-name-complex="Tahoma" style:font-size-complex="10pt" style:language-complex="ar" style:country-complex="SA" style:font-weight-complex="normal"/>
    </style:style>
    <style:style style:name="T3" style:family="text">
      <style:text-properties style:use-window-font-color="true" style:font-name="Tahoma" fo:language="es" fo:country="ES" style:font-name-asian="Times New Roman" style:language-asian="zxx" style:country-asian="none" style:font-name-complex="Tahoma" style:language-complex="ar" style:country-complex="SA"/>
    </style:style>
    <style:style style:name="T4" style:family="text">
      <style:text-properties style:use-window-font-color="true" style:font-name="Tahoma" fo:font-size="14pt" fo:language="es" fo:country="ES" fo:font-weight="bold" style:font-name-asian="Times New Roman" style:font-size-asian="14pt" style:language-asian="zxx" style:country-asian="none" style:font-weight-asian="bold" style:font-name-complex="Tahoma" style:font-size-complex="14pt" style:language-complex="ar" style:country-complex="SA"/>
    </style:style>
    <style:style style:name="T5" style:family="text">
      <style:text-properties fo:background-color="#ffff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064754847" text:style-name="WW8Num6">
        <text:list-item>
          <text:h text:style-name="P3" text:outline-level="1"><text:span text:style-name="T4">Accesibilidad</text:span></text:h>
        </text:list-item>
      </text:list>
      <text:p text:style-name="P9"/>
      <text:p text:style-name="P10">Este apartado pretende describir toda la lógica relacionada con la accesibilidad a los elementos de la aplicación Anuario Web. </text:p>
      <text:list xml:id="list241708199" text:continue-numbering="true" text:style-name="WW8Num6">
        <text:list-item>
          <text:list>
            <text:list-item>
              <text:h text:style-name="P1" text:outline-level="1">Perfiles</text:h>
            </text:list-item>
          </text:list>
        </text:list-item>
      </text:list>
      <text:p text:style-name="P10"/>
      <text:p text:style-name="P10">Un perfil define las acciones que puede realizar o los datos que puede ver un usuario. En la aplicación existirán tres perfiles:</text:p>
      <text:p text:style-name="P10"/>
      <text:list xml:id="list1384549729" text:style-name="L1">
        <text:list-item>
          <text:p text:style-name="P18">Administrador</text:p>
        </text:list-item>
      </text:list>
      <text:p text:style-name="P10"/>
      <text:list xml:id="list1902323219" text:style-name="L14">
        <text:list-item>
          <text:p text:style-name="P19"><text:span text:style-name="T1">Datos</text:span><text:span text:style-name="T2">: Tendrá visibilidad total de todos los datos de la aplicación. </text:span></text:p>
        </text:list-item>
        <text:list-item>
          <text:p text:style-name="P19"><text:span text:style-name="T1">Acciones</text:span><text:span text:style-name="T2">: Podrá realizar cualquier acción implementada en la aplicación.</text:span></text:p>
        </text:list-item>
      </text:list>
      <text:p text:style-name="P10"/>
      <text:list xml:id="list1789702615" text:continue-list="list1384549729" text:style-name="L1">
        <text:list-item>
          <text:p text:style-name="P18">Editor</text:p>
        </text:list-item>
      </text:list>
      <text:p text:style-name="P10"/>
      <text:list xml:id="list1624036200" text:style-name="L15">
        <text:list-item>
          <text:p text:style-name="P20"><text:span text:style-name="T1">Datos</text:span><text:span text:style-name="T2">: Tendrá visibilidad sobre todos los datos públicos del resto de usuarios. Tendrá visibilidad sobre todos sus datos propios, públicos o privados. </text:span></text:p>
        </text:list-item>
        <text:list-item>
          <text:p text:style-name="P20"><text:span text:style-name="T1">Acciones</text:span><text:span text:style-name="T2">: Podrá consultar cualquier dato público de cualquier usuario, pero sólo podrá modificar o eliminar los que haya creado él mismo.</text:span></text:p>
        </text:list-item>
      </text:list>
      <text:p text:style-name="P10"/>
      <text:list xml:id="list1021431773" text:continue-list="list1789702615" text:style-name="L1">
        <text:list-item>
          <text:p text:style-name="P18">Visitante</text:p>
        </text:list-item>
      </text:list>
      <text:p text:style-name="P10"/>
      <text:list xml:id="list1119684383" text:style-name="L16">
        <text:list-item>
          <text:p text:style-name="P21"><text:span text:style-name="T1">Datos</text:span><text:span text:style-name="T2">: Tendrá visibilidad sobre todos los datos públicos del resto de usuarios.</text:span></text:p>
        </text:list-item>
        <text:list-item>
          <text:p text:style-name="P21"><text:span text:style-name="T1">Acciones</text:span><text:span text:style-name="T2">: Podrá consultar cualquier dato público de cualquier usuario. No podrá modificar, crear o eliminar ningún dato.</text:span></text:p>
        </text:list-item>
      </text:list>
      <text:p text:style-name="P10"/>
      <text:list xml:id="list381575329" text:continue-list="list241708199" text:style-name="WW8Num6">
        <text:list-item>
          <text:list>
            <text:list-item>
              <text:h text:style-name="P1" text:outline-level="1">Acceso a la aplicación</text:h>
            </text:list-item>
          </text:list>
        </text:list-item>
      </text:list>
      <text:p text:style-name="P9"/>
      <text:p text:style-name="P10">Para acceder a la aplicación será necesario usar la url.</text:p>
      <text:p text:style-name="P10"/>
      <text:p text:style-name="P22"><text:a xlink:type="simple" xlink:href="https://anuario.albacete.org/"><text:span text:style-name="T3">https://anuario.albacete.org/</text:span></text:a></text:p>
      <text:p text:style-name="P10"/>
      <text:p text:style-name="P10">No será necesario estar registrado en el sistema para poder usar la aplicación (ver apartado Perfiles). </text:p>
      <text:list xml:id="list256042763" text:continue-numbering="true" text:style-name="WW8Num6">
        <text:list-item>
          <text:list>
            <text:list-item>
              <text:h text:style-name="P1" text:outline-level="1">Alta en la aplicación</text:h>
            </text:list-item>
          </text:list>
        </text:list-item>
      </text:list>
      <text:p text:style-name="P10"/>
      <text:p text:style-name="P10">Cualquier usuario que lo desee, podrá pasar de visitante a editor registrándose en la aplicación. Para ello, tendrá que cumplimentar un formulario con los siguientes datos:</text:p>
      <text:p text:style-name="P10"/>
      <text:list xml:id="list1003949545" text:style-name="L17">
        <text:list-item>
          <text:p text:style-name="P11">Nombre (obligatorio)</text:p>
        </text:list-item>
        <text:list-item>
          <text:p text:style-name="P11">Primer apellido (obligatorio)</text:p>
        </text:list-item>
        <text:list-item>
          <text:p text:style-name="P11">Segundo apellido (opcional)</text:p>
        </text:list-item>
        <text:list-item>
          <text:p text:style-name="P11">Email (obligatorio)</text:p>
        </text:list-item>
        <text:list-item>
          <text:p text:style-name="P11">Clave (obligatorio)</text:p>
        </text:list-item>
        <text:list-item>
          <text:p text:style-name="P11">Alias (obligatorio)</text:p>
        </text:list-item>
      </text:list>
      <text:p text:style-name="P10"/>
      <text:p text:style-name="P10">Una vez rellenos y validados los datos, el usuario deberá aceptar los términos y condiciones de uso de la aplicación que serán las siguientes:</text:p>
      <text:p text:style-name="P10"/>
      <text:p text:style-name="P16">[.. completar ..]</text:p>
      <text:p text:style-name="P10"/>
      <text:p text:style-name="P10"><text:soft-page-break/>Todas las citas introducidas pasarán a formar parte de la base de datos del Anuario Ornitológico de Albacete.</text:p>
      <text:p text:style-name="P10"/>
      <text:p text:style-name="P16">[.. completar ..]</text:p>
      <text:p text:style-name="P10"><text:s/></text:p>
      <text:p text:style-name="P10">Una vez completada el alta, se le enviará un correo con las credenciales al usuario, el modelo de correo será el siguiente:</text:p>
      <text:p text:style-name="P10"/>
      <text:p text:style-name="P16">[.. pdte. Definir ..]</text:p>
      <text:p text:style-name="P10"/>
      <text:p text:style-name="P10">Al usuario se le asignará el perfil de EDITOR.</text:p>
      <text:p text:style-name="P10">Se creará un nuevo observador (ver Alta Observador)</text:p>
      <text:list xml:id="list851678718" text:continue-list="list256042763" text:style-name="WW8Num6">
        <text:list-item>
          <text:list>
            <text:list-item>
              <text:list>
                <text:list-item>
                  <text:h text:style-name="P2" text:outline-level="1">Validaciones</text:h>
                </text:list-item>
              </text:list>
            </text:list-item>
          </text:list>
        </text:list-item>
      </text:list>
      <text:p text:style-name="P10"/>
      <text:list xml:id="list1207559168" text:style-name="L18">
        <text:list-item>
          <text:p text:style-name="P12">Se deberán informar todos los datos marcados como obligatorios.</text:p>
        </text:list-item>
        <text:list-item>
          <text:p text:style-name="P12">Se deberán aceptar los términos y condiciones de uso.</text:p>
        </text:list-item>
        <text:list-item>
          <text:p text:style-name="P12">Podrán existir varios usuarios con el mismo nombre, primer apellido, segundo apellido o clave.</text:p>
        </text:list-item>
        <text:list-item>
          <text:p text:style-name="P12">No podrá existir más de un usuario con el mismo email.</text:p>
        </text:list-item>
        <text:list-item>
          <text:p text:style-name="P12">Se deberá validar el correcto formato del email.</text:p>
        </text:list-item>
        <text:list-item>
          <text:p text:style-name="P12">No podrá existir más de un usuario con el mismo alias.</text:p>
        </text:list-item>
        <text:list-item>
          <text:p text:style-name="P12">No se podrán introducir caracteres extraños en el campo clave ni en el alias <text:span text:style-name="T5">[.. pdte. Definir ..]</text:span></text:p>
        </text:list-item>
        <text:list-item>
          <text:p text:style-name="P17">Habrá que introducir la clave y el email por duplicado.</text:p>
        </text:list-item>
      </text:list>
      <text:p text:style-name="P10"/>
      <text:list xml:id="list812939802" text:continue-list="list851678718" text:style-name="WW8Num6">
        <text:list-item>
          <text:list>
            <text:list-item>
              <text:list>
                <text:list-item>
                  <text:h text:style-name="P2" text:outline-level="1">Usuario vs observador</text:h>
                </text:list-item>
              </text:list>
            </text:list-item>
          </text:list>
        </text:list-item>
      </text:list>
      <text:p text:style-name="P10"/>
      <text:p text:style-name="P10">En la aplicación, usuario y observador son conceptos parecidos pero no iguales. Las principales diferencias son:</text:p>
      <text:p text:style-name="P10"/>
      <text:list xml:id="list1019153222" text:style-name="L19">
        <text:list-item>
          <text:p text:style-name="P23">Un observador, puede no ser un usuario de la aplicación, sin embargo, una vez un usuario se da de alta en la aplicación pasa a ser obligatoriamente un observador.</text:p>
        </text:list-item>
        <text:list-item>
          <text:p text:style-name="P23">Un usuario puede dar de alta observadores.</text:p>
        </text:list-item>
      </text:list>
      <text:list xml:id="list1303752046" text:continue-list="list812939802" text:style-name="WW8Num6">
        <text:list-item>
          <text:list>
            <text:list-item>
              <text:h text:style-name="P1" text:outline-level="1">Modificación de datos de usuario</text:h>
            </text:list-item>
          </text:list>
        </text:list-item>
      </text:list>
      <text:p text:style-name="P9"/>
      <text:p text:style-name="P4">Una vez dado de alta, el usuario podrá modificar sus datos:</text:p>
      <text:p text:style-name="P4"/>
      <text:list xml:id="list1025423268" text:style-name="L20">
        <text:list-item>
          <text:p text:style-name="P13">Nombre </text:p>
        </text:list-item>
        <text:list-item>
          <text:p text:style-name="P13">Primer apellido </text:p>
        </text:list-item>
        <text:list-item>
          <text:p text:style-name="P13">Segundo apellido </text:p>
        </text:list-item>
        <text:list-item>
          <text:p text:style-name="P13">Email </text:p>
        </text:list-item>
        <text:list-item>
          <text:p text:style-name="P13">Clave </text:p>
        </text:list-item>
        <text:list-item>
          <text:p text:style-name="P13">Alias </text:p>
        </text:list-item>
      </text:list>
      <text:p text:style-name="P10"/>
      <text:list xml:id="list25689455" text:continue-list="list1303752046" text:style-name="WW8Num6">
        <text:list-item>
          <text:list>
            <text:list-item>
              <text:list>
                <text:list-item>
                  <text:h text:style-name="P1" text:outline-level="1">Validaciones</text:h>
                </text:list-item>
              </text:list>
            </text:list-item>
          </text:list>
        </text:list-item>
      </text:list>
      <text:p text:style-name="P9"/>
      <text:list xml:id="list1550690460" text:style-name="L21">
        <text:list-item>
          <text:p text:style-name="P5">Para poder modificar su clave, el usuario deberá introducir su clave actual y posteriormente introducir la nueva clave por duplicado.</text:p>
        </text:list-item>
        <text:list-item>
          <text:p text:style-name="P14">No se podrán introducir caracteres extraños en el campo clave ni en el alias <text:span text:style-name="T5">[.. pdte. Definir ..]</text:span></text:p>
        </text:list-item>
        <text:list-item>
          <text:p text:style-name="P5">Para poder modificar el email, habrá que introducir el nuevo por duplicado.</text:p>
        </text:list-item>
      </text:list>
      <text:list xml:id="list596335786" text:continue-list="list25689455" text:style-name="WW8Num6">
        <text:list-item>
          <text:list>
            <text:list-item>
              <text:h text:style-name="P1" text:outline-level="1">Baja de usuario</text:h>
            </text:list-item>
          </text:list>
        </text:list-item>
      </text:list>
      <text:p text:style-name="P10"/>
      <text:p text:style-name="P10"><text:soft-page-break/>Un usuario activo se podrá dar de baja de la aplicación. Para cumplimentar la baja, se habilitará una opción para que cuando el usuario la ejecute, se le muestre al usuario el siguiente mensaje de confirmación:</text:p>
      <text:p text:style-name="P10"/>
      <text:p text:style-name="P10">“¿Desea darse de baja del Anuario Ornitológico de Albacete Online?</text:p>
      <text:p text:style-name="P10">Nota: Si se da de baja, sus citas no se borrarán”</text:p>
      <text:p text:style-name="P10"/>
      <text:p text:style-name="P10">Si el usuario acepta:</text:p>
      <text:p text:style-name="P10"/>
      <text:list xml:id="list597924533" text:style-name="L22">
        <text:list-item>
          <text:p text:style-name="P15">Se marcará en la base de datos como inactivo. </text:p>
        </text:list-item>
        <text:list-item>
          <text:p text:style-name="P15">Se le mandará un correo informando de la baja y agradeciéndole haber colaborado con el Anuario Ornitológico de Albacete. El correo será el siguiente:</text:p>
        </text:list-item>
      </text:list>
      <text:p text:style-name="P10"/>
      <text:p text:style-name="P16">[.. pdte. Definir ..]</text:p>
      <text:list xml:id="list280984940" text:continue-list="list596335786" text:style-name="WW8Num6">
        <text:list-item>
          <text:list>
            <text:list-item>
              <text:h text:style-name="P1" text:outline-level="1">Reactivar cuenta</text:h>
            </text:list-item>
          </text:list>
        </text:list-item>
      </text:list>
      <text:p text:style-name="P9"/>
      <text:p text:style-name="P4">La aplicación dispondrá de una opción para que un usuario dado de baja, pueda reactivar su cuenta. Para ello se le solicitarán los siguientes datos:</text:p>
      <text:p text:style-name="P4"/>
      <text:list xml:id="list551948484" text:style-name="L23">
        <text:list-item>
          <text:p text:style-name="P6">Email (obligatorio)</text:p>
        </text:list-item>
        <text:list-item>
          <text:p text:style-name="P6">Clave (obligatorio)</text:p>
        </text:list-item>
      </text:list>
      <text:p text:style-name="P4"/>
      <text:p text:style-name="P4">Una vez introducidos estos datos, se mostrará un formulario con el resto de sus datos, se le volverán a recordar los términos y condiciones de uso de la aplicación (que deberá volver a aceptar) y se le pedirá confirmación para completar la reactivación.</text:p>
      <text:list xml:id="list1767062729" text:continue-list="list280984940" text:style-name="WW8Num6">
        <text:list-item>
          <text:list>
            <text:list-item>
              <text:h text:style-name="P1" text:outline-level="1">Recordar clave</text:h>
            </text:list-item>
          </text:list>
        </text:list-item>
      </text:list>
      <text:p text:style-name="P9"/>
      <text:p text:style-name="P4">Se habilitará una opción para que el usuario pueda recordar su clave en caso de que la haya olvidado. Para ello, cuando ejecute la acción, se le solicitarán los siguientes datos:</text:p>
      <text:p text:style-name="P4"/>
      <text:list xml:id="list1150891879" text:style-name="L24">
        <text:list-item>
          <text:p text:style-name="P7">Email (obligatorio)</text:p>
        </text:list-item>
      </text:list>
      <text:p text:style-name="P4"/>
      <text:p text:style-name="P4">Una vez informado y validado el email, se le enviará un correo al usuario con las credenciales, incluyendo la clave. El modelo del correo será el siguiente:</text:p>
      <text:p text:style-name="P4"/>
      <text:p text:style-name="P16">[.. pdte. Definir ..]</text:p>
      <text:list xml:id="list2127177565" text:continue-list="list1767062729" text:style-name="WW8Num6">
        <text:list-item>
          <text:h text:style-name="P1" text:outline-level="1">Iniciar sesión</text:h>
        </text:list-item>
      </text:list>
      <text:p text:style-name="P4"/>
      <text:p text:style-name="P4">Para que un usuario registrado pueda iniciar sesión deberá rellenar los siguientes datos:</text:p>
      <text:p text:style-name="P4"/>
      <text:list xml:id="list216974859" text:style-name="L25">
        <text:list-item>
          <text:p text:style-name="P8">Email (obligatorio)</text:p>
        </text:list-item>
        <text:list-item>
          <text:p text:style-name="P8">Clave (obligatorio)</text:p>
        </text:list-item>
      </text:list>
      <text:p text:style-name="P4"/>
      <text:p text:style-name="P4">Si no recuerda la clave, tendrá la posibilidad de solicitar que la aplicación se lo recuerde (ver Recordar Clave)</text:p>
      <text:list xml:id="list1612683507" text:continue-list="list2127177565" text:style-name="WW8Num6">
        <text:list-item>
          <text:h text:style-name="P1" text:outline-level="1">Cerrar sesión</text:h>
        </text:list-item>
      </text:list>
      <text:p text:style-name="P4"/>
      <text:p text:style-name="P4">El usuario podrá salir de la sesión pulsando la opción “Cerrar sesió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1" svg:font-family="OpenSymbol"/>
    <style:font-face style:name="OpenSymbol" svg:font-family="OpenSymbol, 'Arial Unicode MS'"/>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eophron11 </meta:initial-creator>
    <meta:creation-date>2013-02-01T00:01:43</meta:creation-date>
    <meta:document-statistic meta:table-count="0" meta:image-count="0" meta:object-count="0" meta:page-count="3" meta:paragraph-count="84" meta:word-count="872" meta:character-count="5180"/>
    <dc:date>2013-02-01T00:03:55</dc:date>
    <dc:creator>neophron11 </dc:creator>
    <meta:editing-duration>PT2M12S</meta:editing-duration>
    <meta:editing-cycles>1</meta:editing-cycles>
    <meta:generator>LibreOffice/3.3$Linux LibreOffice_project/330m19$Build-401</meta:generator>
  </office:meta>
</office:document-meta>
</file>